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7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32.53mm" svg:y="46.41mm">
            <draw:object draw:notify-on-update-of-ranges="Tabelle1.B1:Tabelle1.B1 Tabelle1.B7:Tabelle1.B7 Tabelle1.C1:Tabelle1.C1 Tabelle1.C7:Tabelle1.C7 Tabelle1.D1:Tabelle1.D1 Tabelle1.D7:Tabelle1.D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CPU Usag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Memory Usag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3895493.5651183" calcext:value-type="float">
            <text:p>3895493,5651183</text:p>
          </table:table-cell>
          <table:table-cell office:value-type="float" office:value="10980838.9366398" calcext:value-type="float">
            <text:p>10980838,9366398</text:p>
          </table:table-cell>
          <table:table-cell office:value-type="float" office:value="706571.580211013" calcext:value-type="float">
            <text:p>706571,580211013</text:p>
          </table:table-cell>
          <table:table-cell/>
          <table:table-cell office:value-type="float" office:value="10.7963195580716" calcext:value-type="float">
            <text:p>10,7963195580716</text:p>
          </table:table-cell>
          <table:table-cell office:value-type="float" office:value="19.8722242338396" calcext:value-type="float">
            <text:p>19,8722242338396</text:p>
          </table:table-cell>
          <table:table-cell office:value-type="float" office:value="13.4627182990658" calcext:value-type="float">
            <text:p>13,4627182990658</text:p>
          </table:table-cell>
          <table:table-cell/>
          <table:table-cell office:value-type="float" office:value="0.0499599839871872" calcext:value-type="float">
            <text:p>0,049959983987187</text:p>
          </table:table-cell>
          <table:table-cell office:value-type="float" office:value="0.136014705087355" calcext:value-type="float">
            <text:p>0,136014705087355</text:p>
          </table:table-cell>
          <table:table-cell office:value-type="float" office:value="0.0466476151587625" calcext:value-type="float">
            <text:p>0,046647615158763</text:p>
          </table:table-cell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3721398.3202454" calcext:value-type="float">
            <text:p>3721398,3202454</text:p>
          </table:table-cell>
          <table:table-cell office:value-type="float" office:value="14801183.4445332" calcext:value-type="float">
            <text:p>14801183,4445332</text:p>
          </table:table-cell>
          <table:table-cell office:value-type="float" office:value="296176.972773564" calcext:value-type="float">
            <text:p>296176,972773564</text:p>
          </table:table-cell>
          <table:table-cell/>
          <table:table-cell office:value-type="float" office:value="37.3419067536729" calcext:value-type="float">
            <text:p>37,3419067536729</text:p>
          </table:table-cell>
          <table:table-cell office:value-type="float" office:value="17.103806476922" calcext:value-type="float">
            <text:p>17,103806476922</text:p>
          </table:table-cell>
          <table:table-cell office:value-type="float" office:value="24.6149938858412" calcext:value-type="float">
            <text:p>24,6149938858412</text:p>
          </table:table-cell>
          <table:table-cell/>
          <table:table-cell office:value-type="float" office:value="0.0493558507170123" calcext:value-type="float">
            <text:p>0,049355850717012</text:p>
          </table:table-cell>
          <table:table-cell office:value-type="float" office:value="0.200489401216124" calcext:value-type="float">
            <text:p>0,200489401216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4499118.50368" calcext:value-type="float">
            <text:p>4499118,50368</text:p>
          </table:table-cell>
          <table:table-cell office:value-type="float" office:value="10672139.0813852" calcext:value-type="float">
            <text:p>10672139,0813852</text:p>
          </table:table-cell>
          <table:table-cell office:value-type="float" office:value="652310.339928418" calcext:value-type="float">
            <text:p>652310,339928418</text:p>
          </table:table-cell>
          <table:table-cell/>
          <table:table-cell office:value-type="float" office:value="32.845210366201" calcext:value-type="float">
            <text:p>32,845210366201</text:p>
          </table:table-cell>
          <table:table-cell office:value-type="float" office:value="34.9458924052599" calcext:value-type="float">
            <text:p>34,9458924052599</text:p>
          </table:table-cell>
          <table:table-cell office:value-type="float" office:value="38.4600750909303" calcext:value-type="float">
            <text:p>38,4600750909303</text:p>
          </table:table-cell>
          <table:table-cell/>
          <table:table-cell office:value-type="float" office:value="0.0498397431775084" calcext:value-type="float">
            <text:p>0,049839743177508</text:p>
          </table:table-cell>
          <table:table-cell office:value-type="float" office:value="0.128623481526508" calcext:value-type="float">
            <text:p>0,128623481526508</text:p>
          </table:table-cell>
          <table:table-cell office:value-type="float" office:value="0.0500000000000001" calcext:value-type="float">
            <text:p>0,05</text:p>
          </table:table-cell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2053517.50487871" calcext:value-type="float">
            <text:p>2053517,50487871</text:p>
          </table:table-cell>
          <table:table-cell office:value-type="float" office:value="10630134.1022797" calcext:value-type="float">
            <text:p>10630134,1022797</text:p>
          </table:table-cell>
          <table:table-cell office:value-type="float" office:value="598559.984397681" calcext:value-type="float">
            <text:p>598559,984397681</text:p>
          </table:table-cell>
          <table:table-cell/>
          <table:table-cell office:value-type="float" office:value="9.78766591174832" calcext:value-type="float">
            <text:p>9,78766591174832</text:p>
          </table:table-cell>
          <table:table-cell office:value-type="float" office:value="25.5383730883547" calcext:value-type="float">
            <text:p>25,5383730883547</text:p>
          </table:table-cell>
          <table:table-cell office:value-type="float" office:value="13.7784993377363" calcext:value-type="float">
            <text:p>13,7784993377363</text:p>
          </table:table-cell>
          <table:table-cell/>
          <table:table-cell office:value-type="float" office:value="0.0448998886412873" calcext:value-type="float">
            <text:p>0,044899888641287</text:p>
          </table:table-cell>
          <table:table-cell office:value-type="float" office:value="0.139154590294392" calcext:value-type="float">
            <text:p>0,139154590294392</text:p>
          </table:table-cell>
          <table:table-cell office:value-type="float" office:value="0.0496386945839635" calcext:value-type="float">
            <text:p>0,049638694583964</text:p>
          </table:table-cell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3075445.1539012" calcext:value-type="float">
            <text:p>3075445,1539012</text:p>
          </table:table-cell>
          <table:table-cell office:value-type="float" office:value="11587114.3649484" calcext:value-type="float">
            <text:p>11587114,3649484</text:p>
          </table:table-cell>
          <table:table-cell office:value-type="float" office:value="803081.341635505" calcext:value-type="float">
            <text:p>803081,341635505</text:p>
          </table:table-cell>
          <table:table-cell/>
          <table:table-cell office:value-type="float" office:value="34.0342691415579" calcext:value-type="float">
            <text:p>34,0342691415579</text:p>
          </table:table-cell>
          <table:table-cell office:value-type="float" office:value="25.411253884844" calcext:value-type="float">
            <text:p>25,411253884844</text:p>
          </table:table-cell>
          <table:table-cell office:value-type="float" office:value="36.0088967340017" calcext:value-type="float">
            <text:p>36,0088967340017</text:p>
          </table:table-cell>
          <table:table-cell/>
          <table:table-cell office:value-type="float" office:value="0.0496386945839634" calcext:value-type="float">
            <text:p>0,049638694583963</text:p>
          </table:table-cell>
          <table:table-cell office:value-type="float" office:value="0.155743378671454" calcext:value-type="float">
            <text:p>0,155743378671454</text:p>
          </table:table-cell>
          <table:table-cell office:value-type="float" office:value="0.0473708771293081" calcext:value-type="float">
            <text:p>0,047370877129308</text:p>
          </table:table-cell>
        </table:table-row>
        <table:table-row table:style-name="ro1">
          <table:table-cell office:value-type="string" calcext:value-type="string">
            <text:p>Total Mean</text:p>
          </table:table-cell>
          <table:table-cell table:formula="of:=AVERAGE([.B2:.B6])" office:value-type="float" office:value="3448994.60956472" calcext:value-type="float">
            <text:p>3448994,60956472</text:p>
          </table:table-cell>
          <table:table-cell table:formula="of:=AVERAGE([.C2:.C6])" office:value-type="float" office:value="11734281.9859573" calcext:value-type="float">
            <text:p>11734281,9859573</text:p>
          </table:table-cell>
          <table:table-cell table:formula="of:=AVERAGE([.D2:.D6])" office:value-type="float" office:value="611340.043789236" calcext:value-type="float">
            <text:p>611340,043789236</text:p>
          </table:table-cell>
          <table:table-cell/>
          <table:table-cell table:formula="of:=AVERAGE([.F2:.F6])" office:value-type="float" office:value="24.9610743462504" calcext:value-type="float">
            <text:p>24,9610743462504</text:p>
          </table:table-cell>
          <table:table-cell table:formula="of:=AVERAGE([.G2:.G6])" office:value-type="float" office:value="24.574310017844" calcext:value-type="float">
            <text:p>24,574310017844</text:p>
          </table:table-cell>
          <table:table-cell table:formula="of:=AVERAGE([.H2:.H6])" office:value-type="float" office:value="25.2650366695151" calcext:value-type="float">
            <text:p>25,2650366695151</text:p>
          </table:table-cell>
          <table:table-cell/>
          <table:table-cell table:formula="of:=AVERAGE([.J2:.J6])" office:value-type="float" office:value="0.0487388322213917" calcext:value-type="float">
            <text:p>0,048738832221392</text:p>
          </table:table-cell>
          <table:table-cell table:formula="of:=AVERAGE([.K2:.K6])" office:value-type="float" office:value="0.152005111359167" calcext:value-type="float">
            <text:p>0,152005111359167</text:p>
          </table:table-cell>
          <table:table-cell table:formula="of:=AVERAGE([.L2:.L6])" office:value-type="float" office:value="0.0387314373744068" calcext:value-type="float">
            <text:p>0,0387314373744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.00.0000</text:date>, <text:time style:data-style-name="N2" text:time-value="10:03:48.84225812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09:23:47.843328695</meta:creation-date>
    <meta:editing-duration>PT8H51M49S</meta:editing-duration>
    <meta:editing-cycles>28</meta:editing-cycles>
    <meta:generator>LibreOffice/6.0.7.3$Linux_X86_64 LibreOffice_project/00m0$Build-3</meta:generator>
    <dc:date>2020-10-05T10:05:11.987687289</dc:date>
    <meta:document-statistic meta:table-count="1" meta:cell-count="72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3" number:language="en" number:country="U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loext:label-stroke-color="#3465a4"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003">
      <style:chart-properties chart:solid-type="cuboid"/>
    </style:style>
    <style:style style:name="ch13" style:family="chart" style:data-style-name="N10003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10003">
      <style:chart-properties chart:link-data-style-to-source="true" chart:data-label-number="value" chart:data-label-text="false" chart:data-label-symbol="false"/>
      <style:graphic-properties draw:stroke="none" draw:fill-color="#62a73b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06cm" svg:y="0.316cm" chart:style-name="ch2">
          <text:p>Mean Latencies JVM, GVM and Native Image</text:p>
        </chart:title>
        <chart:subtitle svg:x="5.601cm" svg:y="1.275cm" chart:style-name="ch3">
          <text:p>of Time Windows 51 to 100</text:p>
        </chart:subtitle>
        <chart:legend chart:legend-position="end" svg:x="14.451cm" svg:y="3.703cm" style:legend-expansion="high" chart:style-name="ch4"/>
        <chart:plot-area chart:style-name="ch5" table:cell-range-address="Tabelle1.B1:Tabelle1.D1 Tabelle1.B7:Tabelle1.D7" chart:data-source-has-labels="row" svg:x="1.331cm" svg:y="2.138cm" svg:width="12.8cm" svg:height="5.701cm">
          <chartooo:coordinate-region svg:x="3.064cm" svg:y="2.337cm" svg:width="11.067cm" svg:height="5.303cm"/>
          <chart:axis chart:dimension="x" chart:name="primary-x" chart:style-name="ch6">
            <chart:title svg:x="6.324cm" svg:y="8.019cm" chart:style-name="ch7">
              <text:p>Execution Platform</text:p>
            </chart:title>
          </chart:axis>
          <chart:axis chart:dimension="y" chart:name="primary-y" chart:style-name="ch8">
            <chart:title svg:x="0.451cm" svg:y="5.905cm" chart:style-name="ch9">
              <text:p>Latency [ns]</text:p>
            </chart:title>
            <chart:grid chart:style-name="ch10" chart:class="major"/>
          </chart:axis>
          <chart:series chart:style-name="ch11" chart:values-cell-range-address="Tabelle1.B7:Tabelle1.B7" chart:label-cell-address="Tabelle1.B1:Tabelle1.B1" chart:class="chart:bar">
            <chart:data-point chart:style-name="ch12"/>
          </chart:series>
          <chart:series chart:style-name="ch13" chart:values-cell-range-address="Tabelle1.C7:Tabelle1.C7" chart:label-cell-address="Tabelle1.C1:Tabelle1.C1" chart:class="chart:bar">
            <chart:data-point/>
          </chart:series>
          <chart:series chart:style-name="ch14" chart:values-cell-range-address="Tabelle1.D7:Tabelle1.D7" chart:label-cell-address="Tabelle1.D1:Tabelle1.D1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VM</text:p>
                <draw:g>
                  <svg:desc>Tabelle1.B1:Tabelle1.B1</svg:desc>
                </draw:g>
              </table:table-cell>
              <table:table-cell office:value-type="string">
                <text:p>NI</text:p>
                <draw:g>
                  <svg:desc>Tabelle1.C1:Tabelle1.C1</svg:desc>
                </draw:g>
              </table:table-cell>
              <table:table-cell office:value-type="string">
                <text:p>GVM</text:p>
                <draw:g>
                  <svg:desc>Tabelle1.D1:Tabelle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448994.60956472">
                <text:p>3448994.60956472</text:p>
                <draw:g>
                  <svg:desc>Tabelle1.B7:Tabelle1.B7</svg:desc>
                </draw:g>
              </table:table-cell>
              <table:table-cell office:value-type="float" office:value="11734281.9859573">
                <text:p>11734281.9859573</text:p>
                <draw:g>
                  <svg:desc>Tabelle1.C7:Tabelle1.C7</svg:desc>
                </draw:g>
              </table:table-cell>
              <table:table-cell office:value-type="float" office:value="611340.043789236">
                <text:p>611340.043789236</text:p>
                <draw:g>
                  <svg:desc>Tabelle1.D7:Tabelle1.D7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